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80808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595959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10.58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7.25pt" style:use-optimal-row-height="false" fo:break-before="auto"/>
    </style:style>
    <style:style style:name="ro3" style:family="table-row">
      <style:table-row-properties style:row-height="76.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nnel_Fla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table:style-name="ce2"/>
          <table:table-cell office:value-type="string" table:style-name="ce2">
            <text:p>Numeric Flag</text:p>
          </table:table-cell>
          <table:table-cell office:value-type="string" table:style-name="ce2">
            <text:p>Hex Flag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duct Id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number-columns-spanned="1" table:number-rows-spanned="11" table:style-name="ce3">
            <text:p>Bit Flags</text:p>
          </table:table-cell>
          <table:table-cell office:value-type="float" office:value="0" table:style-name="ce4">
            <text:p>0</text:p>
          </table:table-cell>
          <table:table-cell office:value-type="string" office:string-value="0x00000000" table:formula="of:=COM.MICROSOFT.CONCAT(&quot;0x&quot;; DEC2HEX([.B2]; 8))" table:style-name="ce4">
            <text:p>0x00000000</text:p>
          </table:table-cell>
          <table:table-cell office:value-type="string" table:style-name="ce4">
            <text:p>None</text:p>
          </table:table-cell>
          <table:table-cell table:number-columns-spanned="1" table:number-rows-spanned="11" table:style-name="ce3"/>
          <table:table-cell table:number-columns-spanned="1" table:number-rows-spanned="11" table:style-name="ce3"/>
          <table:table-cell table:number-columns-repeated="16378"/>
        </table:table-row>
        <table:table-row table:style-name="ro1">
          <table:covered-table-cell/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]; 8))" table:style-name="ce4">
            <text:p>0x00000001</text:p>
          </table:table-cell>
          <table:table-cell office:value-type="string" table:style-name="ce4">
            <text:p>Public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2" table:style-name="ce4">
            <text:p>2</text:p>
          </table:table-cell>
          <table:table-cell office:value-type="string" office:string-value="0x00000002" table:formula="of:=COM.MICROSOFT.CONCAT(&quot;0x&quot;; DEC2HEX([.B4]; 8))" table:style-name="ce4">
            <text:p>0x00000002</text:p>
          </table:table-cell>
          <table:table-cell office:value-type="string" table:style-name="ce4">
            <text:p>Modera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4" table:style-name="ce4">
            <text:p>4</text:p>
          </table:table-cell>
          <table:table-cell office:value-type="string" office:string-value="0x00000004" table:formula="of:=COM.MICROSOFT.CONCAT(&quot;0x&quot;; DEC2HEX([.B5]; 8))" table:style-name="ce4">
            <text:p>0x00000004</text:p>
          </table:table-cell>
          <table:table-cell office:value-type="string" table:style-name="ce4">
            <text:p>Restric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8" table:style-name="ce4">
            <text:p>8</text:p>
          </table:table-cell>
          <table:table-cell office:value-type="string" office:string-value="0x00000008" table:formula="of:=COM.MICROSOFT.CONCAT(&quot;0x&quot;; DEC2HEX([.B6]; 8))" table:style-name="ce4">
            <text:p>0x00000008</text:p>
          </table:table-cell>
          <table:table-cell office:value-type="string" table:style-name="ce4">
            <text:p>Silent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16" table:style-name="ce4">
            <text:p>16</text:p>
          </table:table-cell>
          <table:table-cell office:value-type="string" office:string-value="0x00000010" table:formula="of:=COM.MICROSOFT.CONCAT(&quot;0x&quot;; DEC2HEX([.B7]; 8))" table:style-name="ce4">
            <text:p>0x00000010</text:p>
          </table:table-cell>
          <table:table-cell office:value-type="string" table:style-name="ce4">
            <text:p>Sys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32" table:style-name="ce4">
            <text:p>32</text:p>
          </table:table-cell>
          <table:table-cell office:value-type="string" office:string-value="0x00000020" table:formula="of:=COM.MICROSOFT.CONCAT(&quot;0x&quot;; DEC2HEX([.B8]; 8))" table:style-name="ce4">
            <text:p>0x00000020</text:p>
          </table:table-cell>
          <table:table-cell office:value-type="string" table:style-name="ce4">
            <text:p>Product-Specific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4096" table:style-name="ce4">
            <text:p>4096</text:p>
          </table:table-cell>
          <table:table-cell office:value-type="string" office:string-value="0x00001000" table:formula="of:=COM.MICROSOFT.CONCAT(&quot;0x&quot;; DEC2HEX([.B9]; 8))" table:style-name="ce4">
            <text:p>0x00001000</text:p>
          </table:table-cell>
          <table:table-cell office:value-type="string" table:style-name="ce4">
            <text:p>Glob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16384" table:style-name="ce4">
            <text:p>16384</text:p>
          </table:table-cell>
          <table:table-cell office:value-type="string" office:string-value="0x00004000" table:formula="of:=COM.MICROSOFT.CONCAT(&quot;0x&quot;; DEC2HEX([.B10]; 8))" table:style-name="ce4">
            <text:p>0x00004000</text:p>
          </table:table-cell>
          <table:table-cell office:value-type="string" table:style-name="ce4">
            <text:p>Redirec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32768" table:style-name="ce4">
            <text:p>32768</text:p>
          </table:table-cell>
          <table:table-cell office:value-type="string" office:string-value="0x00008000" table:formula="of:=COM.MICROSOFT.CONCAT(&quot;0x&quot;; DEC2HEX([.B11]; 8))" table:style-name="ce4">
            <text:p>0x00008000</text:p>
          </table:table-cell>
          <table:table-cell office:value-type="string" table:style-name="ce4">
            <text:p>Chat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65536" table:style-name="ce4">
            <text:p>65536</text:p>
          </table:table-cell>
          <table:table-cell office:value-type="string" office:string-value="0x00010000" table:formula="of:=COM.MICROSOFT.CONCAT(&quot;0x&quot;; DEC2HEX([.B12]; 8))" table:style-name="ce4">
            <text:p>0x00010000</text:p>
          </table:table-cell>
          <table:table-cell office:value-type="string" table:style-name="ce4">
            <text:p>Tech Support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2">
            <text:p>Channel</text:p>
          </table:table-cell>
          <table:table-cell office:value-type="string" table:style-name="ce2">
            <text:p>Numeric Flags</text:p>
          </table:table-cell>
          <table:table-cell office:value-type="string" table:style-name="ce2">
            <text:p>Hex Flags</text:p>
          </table:table-cell>
          <table:table-cell office:value-type="string" table:style-name="ce2">
            <text:p>Names</text:p>
          </table:table-cell>
          <table:table-cell office:value-type="string" table:style-name="ce2">
            <text:p>Product Ids</text:p>
          </table:table-cell>
          <table:table-cell office:value-type="string" table:style-name="ce2">
            <text:p>Topic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he Void</text:p>
          </table:table-cell>
          <table:table-cell office:value-type="float" office:value="9" table:style-name="ce4">
            <text:p>9</text:p>
          </table:table-cell>
          <table:table-cell office:value-type="string" office:string-value="0x00000009" table:formula="of:=COM.MICROSOFT.CONCAT(&quot;0x&quot;; DEC2HEX([.B15]; 8))" table:style-name="ce4">
            <text:p>0x00000009</text:p>
          </table:table-cell>
          <table:table-cell office:value-type="string" table:style-name="ce4">
            <text:p>Public, Silent</text:p>
          </table:table-cell>
          <table:table-cell table:style-name="ce4"/>
          <table:table-cell office:value-type="string" table:style-name="ce4">
            <text:p>This channel does not have chat privileges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warez</text:p>
          </table:table-cell>
          <table:table-cell office:value-type="float" office:value="13" table:style-name="ce4">
            <text:p>13</text:p>
          </table:table-cell>
          <table:table-cell office:value-type="string" office:string-value="0x0000000D" table:formula="of:=COM.MICROSOFT.CONCAT(&quot;0x&quot;; DEC2HEX([.B16]; 8))" table:style-name="ce4">
            <text:p>0x0000000D</text:p>
          </table:table-cell>
          <table:table-cell office:value-type="string" table:style-name="ce4">
            <text:p>Public, Silent, Restricted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Backstage</text:p>
          </table:table-cell>
          <table:table-cell office:value-type="float" office:value="16" table:style-name="ce4">
            <text:p>16</text:p>
          </table:table-cell>
          <table:table-cell office:value-type="string" office:string-value="0x00000010" table:formula="of:=COM.MICROSOFT.CONCAT(&quot;0x&quot;; DEC2HEX([.B17]; 8))" table:style-name="ce4">
            <text:p>0x00000010</text:p>
          </table:table-cell>
          <table:table-cell office:value-type="string" table:style-name="ce4">
            <text:p>System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Blizzard Tech Support</text:p>
          </table:table-cell>
          <table:table-cell office:value-type="float" office:value="4099" table:style-name="ce4">
            <text:p>4099</text:p>
          </table:table-cell>
          <table:table-cell office:value-type="string" office:string-value="0x00001003" table:formula="of:=COM.MICROSOFT.CONCAT(&quot;0x&quot;; DEC2HEX([.B18]; 8))" table:style-name="ce4">
            <text:p>0x00001003</text:p>
          </table:table-cell>
          <table:table-cell office:value-type="string" table:style-name="ce4">
            <text:p>Public, Global, Moderated</text:p>
          </table:table-cell>
          <table:table-cell table:style-name="ce4"/>
          <table:table-cell office:value-type="string" table:style-name="ce4">
            <text:p>Normal chat functions are not available in this channel.</text:p>
            <text:p>Channel support is no longer available.</text:p>
            <text:p>If you need to contact Blizzard Technical Support for any legacy game issue, please visit our Technical Support forum located at: http://forums.battle.net/board.html?forumId=12014&amp;sid=30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Open Tech Support</text:p>
          </table:table-cell>
          <table:table-cell office:value-type="float" office:value="4097" table:style-name="ce4">
            <text:p>4097</text:p>
          </table:table-cell>
          <table:table-cell office:value-type="string" office:string-value="0x00001001" table:formula="of:=COM.MICROSOFT.CONCAT(&quot;0x&quot;; DEC2HEX([.B19]; 8))" table:style-name="ce4">
            <text:p>0x00001001</text:p>
          </table:table-cell>
          <table:table-cell office:value-type="string" table:style-name="ce4">
            <text:p>Public, Global</text:p>
          </table:table-cell>
          <table:table-cell table:style-name="ce4"/>
          <table:table-cell office:value-type="string" table:style-name="ce4">
            <text:p>This is an open channel where you can get help on technical problems from other users.</text:p>
            <text:p>If you need to contact Blizzard Technical Support for any legacy game issue, please visit our Technical Support forum located at: http://forums.battle.net/board.html?forumId=12014&amp;sid=3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lizzard Chat</text:p>
          </table:table-cell>
          <table:table-cell office:value-type="float" office:value="4097" table:style-name="ce4">
            <text:p>4097</text:p>
          </table:table-cell>
          <table:table-cell office:value-type="string" office:string-value="0x00001001" table:formula="of:=COM.MICROSOFT.CONCAT(&quot;0x&quot;; DEC2HEX([.B20]; 8))" table:style-name="ce4">
            <text:p>0x00001001</text:p>
          </table:table-cell>
          <table:table-cell office:value-type="string" table:style-name="ce4">
            <text:p>Public, Global</text:p>
          </table:table-cell>
          <table:table-cell table:number-columns-repeated="2" table:style-name="ce4"/>
          <table:table-cell table:number-columns-repeated="16378"/>
        </table:table-row>
        <table:table-row table:style-name="ro4">
          <table:table-cell office:value-type="string" table:style-name="ce4">
            <text:p>Clan Recruitmen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1]; 8))" table:style-name="ce4">
            <text:p>0x00000001</text:p>
          </table:table-cell>
          <table:table-cell office:value-type="string" table:style-name="ce4">
            <text:p>Public</text:p>
          </table:table-cell>
          <table:table-cell table:style-name="ce4"/>
          <table:table-cell office:value-type="string" table:style-name="ce4">
            <text:p>Looking for a clan? Looking for members? Clan Recruitment allows you to find both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ublic Chat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2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CHAT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tarcraft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3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4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iablo II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5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rd of Destruction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6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24423lkn</text:p>
          </table:table-cell>
          <table:table-cell office:value-type="float" office:value="3" table:style-name="ce4">
            <text:p>3</text:p>
          </table:table-cell>
          <table:table-cell office:value-type="string" office:string-value="0x00000003" table:formula="of:=COM.MICROSOFT.CONCAT(&quot;0x&quot;; DEC2HEX([.B27]; 8))" table:style-name="ce4">
            <text:p>0x00000003</text:p>
          </table:table-cell>
          <table:table-cell office:value-type="string" table:style-name="ce4">
            <text:p>Public, Moderated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StarCraft Newbi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pponents Wanted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adder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 Ladd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Terran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Zerg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Protoss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ustom Map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Info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Singl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Team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Beginn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Zon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Game Room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Pro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4">
            <text:p>Human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Learn more about WarCraft II at the Dark Portal. http://classic.battle.net/war2/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Orc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Learn more about WarCraft II at the Dark Portal. http://classic.battle.net/war2/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cenario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lassic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4">
            <text:p>War2 Ladder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Questions on the Battle.net ladder system? <text:s/>Go to http://classic.battle.net/ladder.shtml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Iron Man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Questions on the Battle.net ladder system? <text:s/>Go to http://classic.battle.net/ladder.shtml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ree For Al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 vs On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mazon Cam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mazo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ssassin Den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ssassi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Barbaria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Barbarian Villag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Druid Grov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Druid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Hardcor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Hardcore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Ladd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Ladder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Necro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Necomancer Cryp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aladin Templ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aladi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v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Sorceress Tow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Sorceress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tarting Strategi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arbarian Villag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mazon Cam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Necromancer Cryp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Paladin Templ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orceress Tow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ssassin Den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ruidic Grov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ardcore Player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operative Player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iablo II Pv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Norma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Nightmar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Hel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number-columns-spanned="6" table:number-rows-spanned="2" table:style-name="ce5">
            <text:p>End of List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Carl Bennett</meta:initial-creator>
    <dc:creator>Carl Bennett</dc:creator>
    <meta:creation-date>2020-10-24T02:03:37Z</meta:creation-date>
    <dc:date>2020-10-30T10:31:23Z</dc:date>
  </office:meta>
</office:document-meta>
</file>